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3500000BB80000190ECF401C92222D388B.wmf" manifest:media-type="image/x-wmf"/>
  <manifest:file-entry manifest:full-path="Pictures/200001380000138C000010368FE34CA88E578F92.wmf" manifest:media-type="image/x-wmf"/>
  <manifest:file-entry manifest:full-path="Pictures/10000201000000F0000000D4BDA95C5B49EA153D.png" manifest:media-type="image/png"/>
  <manifest:file-entry manifest:full-path="Pictures/200001280000138C00000DC6330E71B1214C56BF.wmf" manifest:media-type="image/x-wmf"/>
  <manifest:file-entry manifest:full-path="Pictures/10000201000003880000025AE50ED11AD3628C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gr5" style:family="graphic" style:parent-style-name="standard">
      <style:graphic-properties draw:stroke="dash" draw:stroke-dash="Ultrafine_20_Dotted_20__28_var_29_" svg:stroke-width="0.159cm" svg:stroke-color="#f5822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7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T1" style:family="text">
      <style:text-properties fo:color="#000000" style:font-name="Arial" fo:font-size="22pt" style:font-size-asian="22pt" style:font-size-complex="22pt"/>
    </style:style>
    <style:style style:name="T2" style:family="text">
      <style:text-properties fo:color="#ed1c24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18cm" svg:x="7.045cm" svg:y="5.304cm">
          <draw:image xlink:href="Pictures/10000201000003880000025AE50ED11AD3628C80.png" xlink:type="simple" xlink:show="embed" xlink:actuate="onLoad">
            <text:p/>
          </draw:image>
        </draw:frame>
        <draw:frame draw:style-name="gr2" draw:text-style-name="P2" draw:layer="layout" svg:width="2.15cm" svg:height="1.91cm" svg:x="14.71cm" svg:y="11.545cm">
          <draw:image xlink:href="Pictures/10000201000000F0000000D4BDA95C5B49EA153D.png" xlink:type="simple" xlink:show="embed" xlink:actuate="onLoad">
            <text:p/>
          </draw:image>
        </draw:frame>
        <draw:frame draw:style-name="gr3" draw:text-style-name="P4" draw:layer="layout" svg:width="4cm" svg:height="1.987cm" svg:x="17.1cm" svg:y="13.7cm">
          <draw:text-box>
            <text:p text:style-name="P3"><text:span text:style-name="T1">Wettstein-strasse</text:span></text:p>
          </draw:text-box>
        </draw:frame>
        <draw:frame draw:style-name="gr4" draw:text-style-name="P6" draw:layer="layout" svg:width="5.4cm" svg:height="1.119cm" svg:x="17cm" svg:y="5.813cm">
          <draw:text-box>
            <text:p text:style-name="P5"><text:span text:style-name="T1">Wettsteinplatz</text:span></text:p>
          </draw:text-box>
        </draw:frame>
        <draw:path draw:style-name="gr5" draw:text-style-name="P1" draw:layer="layout" svg:width="5.407cm" svg:height="7.586cm" draw:transform="rotate (-2.15268909940981) translate (22.5cm 8cm)" svg:viewBox="0 0 5408 7587" svg:d="M2478 7587c3117-1812 2880-2203 2930-3005-130-1471-2390-3815-5408-4582">
          <text:p/>
        </draw:path>
        <draw:custom-shape draw:style-name="gr6" draw:text-style-name="P7" draw:layer="layout" svg:width="2.5cm" svg:height="0.7cm" svg:x="15.22cm" svg:y="8.6cm">
          <text:p text:style-name="P1"><text:span text:style-name="T2">IV-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5cm" svg:height="0.7cm" svg:x="9.5cm" svg:y="11.9cm">
          <text:p text:style-name="P1"><text:span text:style-name="T2">Velo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532cm" svg:height="3.158cm" draw:transform="skewX (-6.18527447256298E-017) rotate (-2.15268909940981) translate (16.5391691319807cm 7.73624879772804cm)" svg:viewBox="0 0 9533 3159" svg:d="M0 3159c3337-1477 4601-1600 5364-1853 1473-490 1530-767 4169-1306">
          <text:p/>
        </draw:path>
        <draw:frame draw:style-name="gr2" draw:text-style-name="P2" draw:layer="layout" svg:width="1.6cm" svg:height="1.328cm" draw:transform="rotate (2.87857153531425) translate (14.67cm 11.435cm)">
          <draw:image xlink:href="Pictures/200001380000138C000010368FE34CA88E578F92.wmf" xlink:type="simple" xlink:show="embed" xlink:actuate="onLoad">
            <text:p/>
          </draw:image>
        </draw:frame>
        <draw:frame draw:style-name="gr2" draw:text-style-name="P2" draw:layer="layout" svg:width="0.75cm" svg:height="1.615cm" svg:x="12.903cm" svg:y="10.778cm">
          <draw:image xlink:href="Pictures/2000003500000BB80000190ECF401C92222D388B.wmf" xlink:type="simple" xlink:show="embed" xlink:actuate="onLoad">
            <text:p/>
          </draw:image>
        </draw:frame>
        <draw:frame draw:style-name="gr1" draw:text-style-name="P1" draw:layer="layout" svg:width="1.156cm" svg:height="0.816cm" draw:transform="rotate (1.88547919092947) translate (10.446cm 15.542cm)">
          <draw:image xlink:href="Pictures/200001280000138C00000DC6330E71B1214C56BF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07:25:05.038511900</meta:creation-date>
    <dc:date>2018-10-21T18:32:56.417819325</dc:date>
    <meta:editing-duration>PT15M1S</meta:editing-duration>
    <meta:editing-cycles>2</meta:editing-cycles>
    <meta:generator>LibreOffice/5.4.5.1$MacOSX_X86_64 LibreOffice_project/79c9829dd5d8054ec39a82dc51cd9eff340dbee8</meta:generator>
    <meta:document-statistic meta:object-count="11"/>
  </office:meta>
</office:document-meta>
</file>